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b267" officeooo:paragraph-rsid="001fb267"/>
    </style:style>
    <style:style style:name="P2" style:family="paragraph" style:parent-style-name="Standard">
      <style:text-properties officeooo:rsid="001fb267" officeooo:paragraph-rsid="00330390"/>
    </style:style>
    <style:style style:name="P3" style:family="paragraph" style:parent-style-name="Standard">
      <style:text-properties fo:font-weight="normal" officeooo:rsid="00219aa6" officeooo:paragraph-rsid="00219aa6" style:font-weight-asian="normal" style:font-weight-complex="normal"/>
    </style:style>
    <style:style style:name="P4" style:family="paragraph" style:parent-style-name="Standard">
      <style:text-properties fo:font-weight="normal" officeooo:rsid="00228d76" officeooo:paragraph-rsid="00228d76" style:font-weight-asian="normal" style:font-weight-complex="normal"/>
    </style:style>
    <style:style style:name="P5" style:family="paragraph" style:parent-style-name="Standard">
      <style:text-properties fo:font-weight="normal" officeooo:rsid="0046afd7" officeooo:paragraph-rsid="00428ef6" style:font-weight-asian="normal" style:font-weight-complex="normal"/>
    </style:style>
    <style:style style:name="P6" style:family="paragraph" style:parent-style-name="Standard">
      <style:text-properties fo:font-size="14pt" fo:font-weight="bold" officeooo:rsid="001fb267" officeooo:paragraph-rsid="001fb26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fbc5f" officeooo:paragraph-rsid="001fbc5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fb267" officeooo:paragraph-rsid="0033039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3611d7" officeooo:paragraph-rsid="003611d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rsid="001fb267" officeooo:paragraph-rsid="001fb267" style:font-weight-asian="bold" style:font-weight-complex="bold"/>
    </style:style>
    <style:style style:name="P11" style:family="paragraph" style:parent-style-name="Standard">
      <style:text-properties fo:font-weight="bold" officeooo:rsid="00330390" officeooo:paragraph-rsid="00330390" style:font-weight-asian="bold" style:font-weight-complex="bold"/>
    </style:style>
    <style:style style:name="P12" style:family="paragraph" style:parent-style-name="Standard">
      <style:text-properties fo:font-weight="bold" officeooo:rsid="001fbc5f" officeooo:paragraph-rsid="001fbc5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330390" officeooo:paragraph-rsid="00330390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330390"/>
    </style:style>
    <style:style style:name="P15" style:family="paragraph" style:parent-style-name="Standard">
      <style:paragraph-properties fo:text-align="center" style:justify-single-word="false"/>
      <style:text-properties officeooo:paragraph-rsid="0046afd7"/>
    </style:style>
    <style:style style:name="P16" style:family="paragraph" style:parent-style-name="Standard">
      <style:text-properties fo:font-size="11pt" fo:font-style="italic" officeooo:rsid="0030c7f7" officeooo:paragraph-rsid="0030c7f7" style:font-size-asian="11pt" style:font-style-asian="italic" style:font-size-complex="11pt" style:font-style-complex="italic"/>
    </style:style>
    <style:style style:name="P17" style:family="paragraph" style:parent-style-name="Standard">
      <style:text-properties fo:font-size="11pt" fo:font-style="italic" officeooo:rsid="002516ba" officeooo:paragraph-rsid="002516ba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style="italic" fo:font-weight="bold" officeooo:rsid="003931cf" officeooo:paragraph-rsid="003931cf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1fbc5f" officeooo:paragraph-rsid="001fbc5f"/>
    </style:style>
    <style:style style:name="P20" style:family="paragraph" style:parent-style-name="Standard">
      <style:text-properties officeooo:rsid="003931cf" officeooo:paragraph-rsid="003931cf"/>
    </style:style>
    <style:style style:name="P21" style:family="paragraph" style:parent-style-name="Standard" style:list-style-name="L1">
      <style:text-properties officeooo:rsid="0030c7f7" officeooo:paragraph-rsid="003e242f"/>
    </style:style>
    <style:style style:name="P22" style:family="paragraph" style:parent-style-name="Standard" style:list-style-name="L1">
      <style:text-properties officeooo:rsid="0030c7f7" officeooo:paragraph-rsid="003f91d7"/>
    </style:style>
    <style:style style:name="P23" style:family="paragraph" style:parent-style-name="Standard" style:list-style-name="L1">
      <style:text-properties officeooo:rsid="003f91d7" officeooo:paragraph-rsid="003f91d7"/>
    </style:style>
    <style:style style:name="P24" style:family="paragraph" style:parent-style-name="Standard" style:list-style-name="L1">
      <style:text-properties officeooo:rsid="0031d4b3" officeooo:paragraph-rsid="0047d1f2"/>
    </style:style>
    <style:style style:name="P25" style:family="paragraph" style:parent-style-name="Standard" style:list-style-name="L1">
      <style:text-properties fo:font-style="normal" fo:font-weight="normal" officeooo:rsid="0046afd7" officeooo:paragraph-rsid="0046afd7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text-properties officeooo:rsid="00284b9b" officeooo:paragraph-rsid="00284b9b"/>
    </style:style>
    <style:style style:name="P27" style:family="paragraph" style:parent-style-name="Standard" style:list-style-name="L2">
      <style:text-properties officeooo:rsid="0041df63" officeooo:paragraph-rsid="0041df63"/>
    </style:style>
    <style:style style:name="P28" style:family="paragraph" style:parent-style-name="Standard" style:list-style-name="L2">
      <style:text-properties officeooo:rsid="00428ef6" officeooo:paragraph-rsid="00428ef6"/>
    </style:style>
    <style:style style:name="P29" style:family="paragraph" style:parent-style-name="Standard" style:list-style-name="L2">
      <style:text-properties officeooo:rsid="002a224a" officeooo:paragraph-rsid="002a224a"/>
    </style:style>
    <style:style style:name="P30" style:family="paragraph" style:parent-style-name="Standard" style:list-style-name="L2">
      <style:text-properties officeooo:rsid="002d66ba" officeooo:paragraph-rsid="002d66ba"/>
    </style:style>
    <style:style style:name="P31" style:family="paragraph" style:parent-style-name="Standard" style:list-style-name="L1">
      <style:text-properties officeooo:rsid="0047d1f2" officeooo:paragraph-rsid="0047d1f2"/>
    </style:style>
    <style:style style:name="P32" style:family="paragraph" style:parent-style-name="Standard" style:list-style-name="L1">
      <style:text-properties officeooo:rsid="0047e4c3" officeooo:paragraph-rsid="0047e4c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46afd7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a892" style:font-weight-asian="normal" style:font-weight-complex="normal"/>
    </style:style>
    <style:style style:name="T6" style:family="text">
      <style:text-properties fo:font-weight="normal" officeooo:rsid="00373c20" style:font-weight-asian="normal" style:font-weight-complex="normal"/>
    </style:style>
    <style:style style:name="T7" style:family="text">
      <style:text-properties fo:font-weight="normal" officeooo:rsid="0047d1f2" style:font-weight-asian="normal" style:font-weight-complex="normal"/>
    </style:style>
    <style:style style:name="T8" style:family="text">
      <style:text-properties officeooo:rsid="002a224a"/>
    </style:style>
    <style:style style:name="T9" style:family="text">
      <style:text-properties officeooo:rsid="002cb95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30390" style:font-weight-asian="bold" style:font-weight-complex="bold"/>
    </style:style>
    <style:style style:name="T12" style:family="text">
      <style:text-properties fo:font-weight="bold" officeooo:rsid="003bebdf" style:font-weight-asian="bold" style:font-weight-complex="bold"/>
    </style:style>
    <style:style style:name="T13" style:family="text">
      <style:text-properties fo:font-weight="bold" officeooo:rsid="0046afd7" style:font-weight-asian="bold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51f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e242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f91d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146b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1df6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6136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7e4c3" style:font-style-asian="normal" style:font-weight-asian="normal" style:font-style-complex="normal" style:font-weight-complex="normal"/>
    </style:style>
    <style:style style:name="T22" style:family="text">
      <style:text-properties officeooo:rsid="00330390"/>
    </style:style>
    <style:style style:name="T23" style:family="text">
      <style:text-properties fo:font-size="11pt" fo:font-weight="normal" officeooo:rsid="00330390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4801b5" style:font-size-asian="11pt" style:font-weight-asian="normal" style:font-size-complex="11pt" style:font-weight-complex="normal"/>
    </style:style>
    <style:style style:name="T25" style:family="text">
      <style:text-properties officeooo:rsid="002516ba"/>
    </style:style>
    <style:style style:name="T26" style:family="text">
      <style:text-properties officeooo:rsid="00342bef"/>
    </style:style>
    <style:style style:name="T27" style:family="text">
      <style:text-properties officeooo:rsid="003611d7"/>
    </style:style>
    <style:style style:name="T28" style:family="text">
      <style:text-properties officeooo:rsid="003931cf"/>
    </style:style>
    <style:style style:name="T29" style:family="text">
      <style:text-properties officeooo:rsid="003e242f"/>
    </style:style>
    <style:style style:name="T30" style:family="text">
      <style:text-properties officeooo:rsid="004265d1"/>
    </style:style>
    <style:style style:name="T31" style:family="text">
      <style:text-properties officeooo:rsid="00442a1e"/>
    </style:style>
    <style:style style:name="T32" style:family="text">
      <style:text-properties officeooo:rsid="0046afd7"/>
    </style:style>
    <style:style style:name="T33" style:family="text">
      <style:text-properties officeooo:rsid="0047d1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Ben Scheiner</text:p>
      <text:p text:style-name="P14"><text:span text:style-name="T23">876 Greene Ave </text:span><text:span text:style-name="T24">Apt. 1L</text:span><text:span text:style-name="T23"> </text:span>• <text:span text:style-name="T23">Brooklyn, NY 11221</text:span></text:p>
      <text:p text:style-name="P15"><text:span text:style-name="T23">713-294-7797 </text:span>• <text:span text:style-name="T23">brmscheiner@gmail.com • github.com/brmscheiner</text:span></text:p>
      <text:p text:style-name="P6"/>
      <text:p text:style-name="P8">Experience <text:s text:c="124"/></text:p>
      <text:p text:style-name="P2"><text:span text:style-name="T12">Programmer,</text:span><text:span text:style-name="T10"> Recurse Center <text:s text:c="76"/>Jan</text:span><text:span text:style-name="T11">uary</text:span><text:span text:style-name="T10"> – Mar</text:span><text:span text:style-name="T11">ch</text:span><text:span text:style-name="T10"> 2016</text:span> </text:p>
      <text:p text:style-name="P16">The Recurse Center is a <text:span text:style-name="T29">project-oriented </text:span>educational retreat for <text:span text:style-name="T32">programmers</text:span>. </text:p>
      <text:list xml:id="list8269339010387526948" text:style-name="L1">
        <text:list-item>
          <text:p text:style-name="P21"><text:span text:style-name="T2">Ideogram:</text:span><text:span text:style-name="T14"> </text:span><text:span text:style-name="T15">generate a</text:span><text:span text:style-name="T14"> </text:span><text:span text:style-name="T15">visual fingerprint for your project's source code.</text:span></text:p>
          <text:list>
            <text:list-item>
              <text:p text:style-name="P23"><text:span text:style-name="T16">S</text:span><text:span text:style-name="T14">tatically parse</text:span><text:span text:style-name="T20">s</text:span><text:span text:style-name="T14"> a Python project's source code using the abstract syntax tree (ast) module.</text:span></text:p>
            </text:list-item>
            <text:list-item>
              <text:p text:style-name="P23"><text:span text:style-name="T17">M</text:span><text:span text:style-name="T14">atch</text:span><text:span text:style-name="T20">es</text:span><text:span text:style-name="T14"> function call ast objects to the function </text:span><text:span text:style-name="T19">definition</text:span><text:span text:style-name="T14"> objects they reference.</text:span></text:p>
            </text:list-item>
            <text:list-item>
              <text:p text:style-name="P21"><text:span text:style-name="T17">Output</text:span><text:span text:style-name="T20">s</text:span><text:span text:style-name="T17"> a</text:span><text:span text:style-name="T15"> </text:span><text:span text:style-name="T17">JSON</text:span><text:span text:style-name="T15"> </text:span><text:span text:style-name="T17">representation of a directed </text:span><text:span text:style-name="T15">graph </text:span><text:span text:style-name="T17">whose</text:span><text:span text:style-name="T15"> nodes </text:span><text:span text:style-name="T17">are</text:span><text:span text:style-name="T15"> function definitions </text:span><text:span text:style-name="T17">connected b</text:span><text:span text:style-name="T18">y</text:span><text:span text:style-name="T15"> </text:span><text:span text:style-name="T17">edges </text:span><text:span text:style-name="T18">that represent function calls</text:span><text:span text:style-name="T15">. </text:span></text:p>
            </text:list-item>
            <text:list-item>
              <text:p text:style-name="P22"><text:span text:style-name="T16">C</text:span><text:span text:style-name="T15">reate</text:span><text:span text:style-name="T20">s</text:span><text:span text:style-name="T15"> </text:span><text:span text:style-name="T17">D3 visualization</text:span><text:span text:style-name="T20">s</text:span><text:span text:style-name="T17"> that represents the complexity and scale of the project.</text:span></text:p>
            </text:list-item>
          </text:list>
        </text:list-item>
        <text:list-item>
          <text:p text:style-name="P31"><text:span text:style-name="T14">Implemented Lempel-Ziv-Welch compression in C. </text:span></text:p>
        </text:list-item>
        <text:list-item>
          <text:p text:style-name="P32"><text:span text:style-name="T21">D</text:span><text:span text:style-name="T14">eveloped a command line interface for Zulip using their RESTful API in Python. </text:span></text:p>
        </text:list-item>
        <text:list-item>
          <text:p text:style-name="P24"><text:span text:style-name="T15">W</text:span><text:span text:style-name="T14">rote a Sudoku generator in Haskell.</text:span></text:p>
        </text:list-item>
        <text:list-item>
          <text:p text:style-name="P25">Created a conspiracy theory generating twitterbot <text:span text:style-name="T33">in Python</text:span>.</text:p>
        </text:list-item>
      </text:list>
      <text:p text:style-name="P1"/>
      <text:p text:style-name="P10">Senior Research Assistant <text:s text:c="83"/>Jul<text:span text:style-name="T22">y</text:span> 2013 – Jun<text:span text:style-name="T22">e</text:span> 2015</text:p>
      <text:p text:style-name="P11">Federal Reserve Board of Governors <text:s text:c="58"/><text:span text:style-name="T25">Global Financial Markets</text:span></text:p>
      <text:p text:style-name="P17">Research Assistants <text:span text:style-name="T31">were responsible for updating software</text:span> that pulls data from dozens of <text:span text:style-name="T26">sources</text:span> into a common database, automatically calculates related measures (<text:span text:style-name="T26">such as </text:span>rolling correlations <text:span text:style-name="T26">and </text:span>yield curves), and visualizes the data in a polished, consistent manner <text:span text:style-name="T27">on the section website</text:span>. </text:p>
      <text:list xml:id="list7594126747286089356" text:style-name="L2">
        <text:list-item>
          <text:p text:style-name="P26"><text:span text:style-name="T26">M</text:span>odel<text:span text:style-name="T8">ed</text:span> monetary policy contagion using impulse response functions.</text:p>
        </text:list-item>
        <text:list-item>
          <text:p text:style-name="P27">Created a database of liquidity measures using trade data from <text:span text:style-name="T30">the</text:span> corporate bond market.</text:p>
        </text:list-item>
        <text:list-item>
          <text:p text:style-name="P28">Simulated the effect of potential policy rate paths on long-term exchange rates.</text:p>
        </text:list-item>
        <text:list-item>
          <text:p text:style-name="P29">Prepared charts for <text:span text:style-name="T9">the </text:span>Teal Book and briefings to the Board of Governors, usually under <text:span text:style-name="T26">considerable</text:span> time pressure.</text:p>
        </text:list-item>
        <text:list-item>
          <text:p text:style-name="P30">Director of FedEd, the Board's education and outreach program for research assistants. </text:p>
        </text:list-item>
      </text:list>
      <text:p text:style-name="P1"/>
      <text:p text:style-name="P9">Skills <text:s text:c="134"/></text:p>
      <text:p text:style-name="P12"><text:span text:style-name="T3">L</text:span><text:span text:style-name="T2">anguages:</text:span><text:span text:style-name="T4"> Python,</text:span><text:span text:style-name="T6"> </text:span><text:span text:style-name="T4">Matlab</text:span><text:span text:style-name="T5">, </text:span><text:span text:style-name="T6">Haskell, Java, Javascript, </text:span><text:span text:style-name="T7">C</text:span><text:span text:style-name="T6"> (in order of </text:span><text:span text:style-name="T7">proficiency</text:span><text:span text:style-name="T6">).</text:span></text:p>
      <text:p text:style-name="P18"><text:span text:style-name="T6">L</text:span><text:span text:style-name="T4">ibraries and environments: </text:span><text:span text:style-name="T14">D3, </text:span><text:span text:style-name="T21">bash,</text:span><text:span text:style-name="T14"> Processing, Pandas.</text:span></text:p>
      <text:p text:style-name="P3"><text:span text:style-name="T1">Foreign languages:</text:span> Spanish <text:span text:style-name="T32">(fluent)</text:span>.</text:p>
      <text:p text:style-name="P4"><text:span text:style-name="T1">Operating systems:</text:span> Windows, <text:span text:style-name="T28">Unix, </text:span>Mac.</text:p>
      <text:p text:style-name="P1"/>
      <text:p text:style-name="P7">Education <text:s text:c="129"/></text:p>
      <text:p text:style-name="P19"><text:span text:style-name="T10">Trinity University <text:s text:c="105"/></text:span><text:span text:style-name="T13">San Antonio, TX</text:span></text:p>
      <text:p text:style-name="P5"><text:span text:style-name="T1">Math, Theoretical Economics, minor in Computer Science</text:span>, 2013, GPA of 3.6/4.0</text:p>
      <text:p text:style-name="P2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5:03:35.868000000</meta:creation-date>
    <dc:date>2016-03-10T12:11:22.553000000</dc:date>
    <meta:editing-duration>PT6H8M12S</meta:editing-duration>
    <meta:editing-cycles>36</meta:editing-cycles>
    <meta:generator>LibreOffice/5.0.3.2$Windows_x86 LibreOffice_project/e5f16313668ac592c1bfb310f4390624e3dbfb75</meta:generator>
    <meta:print-date>2016-02-04T15:59:22.644000000</meta:print-date>
    <meta:document-statistic meta:table-count="0" meta:image-count="0" meta:object-count="0" meta:page-count="1" meta:paragraph-count="31" meta:word-count="313" meta:character-count="2845" meta:non-whitespace-character-count="1856"/>
  </office:meta>
</office:document-meta>
</file>